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 style:may-break-between-rows="true" table:border-model="collapsing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1.7cm" style:rel-column-width="6553*"/>
    </style:style>
    <style:style style:name="Table1.D" style:family="table-column">
      <style:table-column-properties style:column-width="1.7cm" style:rel-column-width="6554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cm" fo:border="none" style:writing-mode="page">
        <style:background-image/>
      </style:table-cell-properties>
    </style:style>
    <style:style style:name="Table1.A2" style:family="table-cell">
      <style:table-cell-properties fo:background-color="#e8f2a1" fo:padding="0cm" fo:border="none" style:writing-mode="page">
        <style:background-image/>
      </style:table-cell-properties>
    </style:style>
    <style:style style:name="Table1.B4" style:family="table-cell" style:data-style-name="N10000">
      <style:table-cell-properties fo:background-color="#e8f2a1" fo:padding="0cm" fo:border="none" style:writing-mode="page">
        <style:background-image/>
      </style:table-cell-properties>
    </style:style>
    <style:style style:name="Table1.A7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8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D8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9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B9" style:family="table-cell" style:data-style-name="N10000">
      <style:table-cell-properties fo:background-color="#b4c7dc" fo:padding="0cm" fo:border="none" style:writing-mode="page">
        <style:background-image/>
      </style:table-cell-properties>
    </style:style>
    <style:style style:name="Table1.A10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11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17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18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D18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19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20" style:family="table-cell">
      <style:table-cell-properties fo:background-color="#b4c7dc" fo:padding="0cm" fo:border="none" style:writing-mode="page">
        <style:background-image/>
      </style:table-cell-properties>
    </style:style>
    <style:style style:name="Table1.A21" style:family="table-cell">
      <style:table-cell-properties fo:background-color="#b4c7dc" fo:padding="0cm" fo:border-left="none" fo:border-right="none" fo:border-top="none" fo:border-bottom="0.75pt solid #000000" style:writing-mode="page">
        <style:background-image/>
      </style:table-cell-properties>
    </style:style>
    <style:style style:name="Table1.B21" style:family="table-cell" style:data-style-name="N10000">
      <style:table-cell-properties fo:background-color="#b4c7dc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fo:language="zxx" fo:country="none" officeooo:rsid="00111586" officeooo:paragraph-rsid="00111586" style:language-asian="zxx" style:country-asian="none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fo:language="zxx" fo:country="none" officeooo:rsid="00111586" officeooo:paragraph-rsid="00111586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16248" officeooo:paragraph-rsid="00116248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228ac" officeooo:paragraph-rsid="001228ac" style:language-asian="zxx" style:country-asian="none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fo:language="zxx" fo:country="none" fo:font-style="italic" officeooo:rsid="00111586" officeooo:paragraph-rsid="00111586" style:language-asian="zxx" style:country-asian="none" style:font-style-asian="italic" style:language-complex="zxx" style:country-complex="none" style:font-style-complex="italic"/>
    </style:style>
    <style:style style:name="P6" style:family="paragraph" style:parent-style-name="Standard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bold" officeooo:rsid="00111586" officeooo:paragraph-rsid="0011158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bold" officeooo:rsid="00111586" officeooo:paragraph-rsid="00111586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11199f" officeooo:paragraph-rsid="0011199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11199f" officeooo:paragraph-rsid="0011199f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111586" officeooo:paragraph-rsid="0011158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zxx" fo:country="none" fo:font-style="normal" fo:text-shadow="none" style:text-underline-style="none" fo:font-weight="normal" officeooo:rsid="00111586" officeooo:paragraph-rsid="00111586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font-size="18pt" fo:language="zxx" fo:country="none" fo:font-weight="bold" officeooo:rsid="00111586" officeooo:paragraph-rsid="00111586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3" style:family="paragraph" style:parent-style-name="Standard">
      <style:text-properties fo:font-size="14pt" fo:language="zxx" fo:country="none" fo:font-weight="bold" officeooo:rsid="00111586" officeooo:paragraph-rsid="00111586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4" style:family="paragraph" style:parent-style-name="Standard">
      <style:text-properties fo:font-size="14pt" fo:language="zxx" fo:country="none" fo:font-weight="bold" officeooo:rsid="00116248" officeooo:paragraph-rsid="0011624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text-properties fo:font-size="14pt" fo:language="zxx" fo:country="none" fo:font-weight="bold" officeooo:rsid="001228ac" officeooo:paragraph-rsid="001228ac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officeooo:rsid="0011199f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prawozdanie</text:p>
      <text:p text:style-name="P5">Algorytmy i Struktury Danych</text:p>
      <text:p text:style-name="P5">Laboratorium 8</text:p>
      <text:p text:style-name="P2">Kamil Badowicz 272717</text:p>
      <text:p text:style-name="P2">15.05.2023</text:p>
      <text:p text:style-name="P1"/>
      <text:p text:style-name="P13">1. Cel ćwiczenia</text:p>
      <text:p text:style-name="P1"/>
      <text:p text:style-name="P1">Celem tego ćwiczenia jest zbadanie działania algorytmu ShellSort. Dokonamy tego poprzez zbadanie czasu rzeczywistego w jaki algorytm ten sortuje tablicę losowych liczb całkowitych o podanej wielkości. Aby lepiej zbadać zachowanie tego algorytmu, dokonamy różnych jego implementacji, stosując jako algorytmy wewnętrzne InsertionSort i BubbleSort, a także generując odpowiedni "gap", czyli zmienną z której shell sort korzysta, aby zoptymalizować tablicę.</text:p>
      <text:p text:style-name="P1"/>
      <text:p text:style-name="P13">2. Tabela</text:p>
      <text:p text:style-name="P1"/>
      <table:table table:name="Table1" table:style-name="Table1" table:template-name="Simple List Shaded">
        <table:table-column table:style-name="Table1.A" table:number-columns-repeated="2"/>
        <table:table-column table:style-name="Table1.C"/>
        <table:table-column table:style-name="Table1.D"/>
        <table:table-column table:style-name="Table1.A" table:number-columns-repeated="2"/>
        <table:table-row table:style-name="Table1.1">
          <table:table-cell table:style-name="Table1.A1" office:value-type="string">
            <text:p text:style-name="P7">Wersja algorytmu</text:p>
          </table:table-cell>
          <table:table-cell table:style-name="Table1.A1" office:value-type="string">
            <text:p text:style-name="P6">CiągA</text:p>
          </table:table-cell>
          <table:table-cell table:style-name="Table1.A1" table:number-columns-spanned="2" office:value-type="string">
            <text:p text:style-name="P6">CiągB</text:p>
          </table:table-cell>
          <table:covered-table-cell/>
          <table:table-cell table:style-name="Table1.A1" office:value-type="string">
            <text:p text:style-name="P6">CiągC</text:p>
          </table:table-cell>
          <table:table-cell table:style-name="Table1.A1" office:value-type="string">
            <text:p text:style-name="P6">CiągD</text:p>
          </table:table-cell>
        </table:table-row>
        <table:table-row table:style-name="Table1.1">
          <table:table-cell table:style-name="Table1.A2" table:number-columns-spanned="6" office:value-type="string">
            <text:p text:style-name="P11">5 000 elementów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11">Insertion Sort: 6</text:p>
          </table:table-cell>
          <table:covered-table-cell/>
          <table:covered-table-cell/>
          <table:table-cell table:style-name="Table1.A2" table:number-columns-spanned="3" office:value-type="string">
            <text:p text:style-name="P11">Bubble Sort: 29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Wersja 1</text:p>
          </table:table-cell>
          <table:table-cell table:style-name="Table1.B4" office:value-type="float" office:value="3">
            <text:p text:style-name="P8">3</text:p>
          </table:table-cell>
          <table:table-cell table:style-name="Table1.B4" table:number-columns-spanned="2" office:value-type="float" office:value="1">
            <text:p text:style-name="P8">1</text:p>
          </table:table-cell>
          <table:covered-table-cell/>
          <table:table-cell table:style-name="Table1.B4" office:value-type="float" office:value="3">
            <text:p text:style-name="P8">3</text:p>
          </table:table-cell>
          <table:table-cell table:style-name="Table1.B4" office:value-type="float" office:value="1">
            <text:p text:style-name="P8">1</text:p>
          </table:table-cell>
        </table:table-row>
        <table:table-row table:style-name="Table1.1">
          <table:table-cell table:style-name="Table1.A2" office:value-type="string">
            <text:p text:style-name="P10">Wersja 2</text:p>
          </table:table-cell>
          <table:table-cell table:style-name="Table1.B4" office:value-type="float" office:value="21">
            <text:p text:style-name="P9">21</text:p>
          </table:table-cell>
          <table:table-cell table:style-name="Table1.B4" table:number-columns-spanned="2" office:value-type="float" office:value="7">
            <text:p text:style-name="P9">7</text:p>
          </table:table-cell>
          <table:covered-table-cell/>
          <table:table-cell table:style-name="Table1.B4" office:value-type="float" office:value="7">
            <text:p text:style-name="P9">7</text:p>
          </table:table-cell>
          <table:table-cell table:style-name="Table1.B4" office:value-type="float" office:value="9">
            <text:p text:style-name="P9">9</text:p>
          </table:table-cell>
        </table:table-row>
        <table:table-row table:style-name="Table1.1">
          <table:table-cell table:style-name="Table1.A2" office:value-type="string">
            <text:p text:style-name="P10">Wersja 3</text:p>
          </table:table-cell>
          <table:table-cell table:style-name="Table1.B4" office:value-type="float" office:value="25">
            <text:p text:style-name="P9">25</text:p>
          </table:table-cell>
          <table:table-cell table:style-name="Table1.B4" table:number-columns-spanned="2" office:value-type="float" office:value="18">
            <text:p text:style-name="P9">18</text:p>
          </table:table-cell>
          <table:covered-table-cell/>
          <table:table-cell table:style-name="Table1.B4" office:value-type="float" office:value="8">
            <text:p text:style-name="P9">8</text:p>
          </table:table-cell>
          <table:table-cell table:style-name="Table1.B4" office:value-type="float" office:value="6">
            <text:p text:style-name="P9">6</text:p>
          </table:table-cell>
        </table:table-row>
        <table:table-row table:style-name="Table1.1">
          <table:table-cell table:style-name="Table1.A7" table:number-columns-spanned="6" office:value-type="string">
            <text:p text:style-name="P11">10 000 elementów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3" office:value-type="string">
            <text:p text:style-name="P11">Insertion Sort: <text:span text:style-name="T1">22</text:span></text:p>
          </table:table-cell>
          <table:covered-table-cell/>
          <table:covered-table-cell/>
          <table:table-cell table:style-name="Table1.D8" table:number-columns-spanned="3" office:value-type="string">
            <text:p text:style-name="P11">Bubble Sort: <text:span text:style-name="T1">131</text:span> </text:p>
          </table:table-cell>
          <table:covered-table-cell/>
          <table:covered-table-cell/>
        </table:table-row>
        <table:table-row table:style-name="Table1.1">
          <table:table-cell table:style-name="Table1.A9" office:value-type="string">
            <text:p text:style-name="P10">Wersja 1</text:p>
          </table:table-cell>
          <table:table-cell table:style-name="Table1.B9" office:value-type="float" office:value="1">
            <text:p text:style-name="P9">1</text:p>
          </table:table-cell>
          <table:table-cell table:style-name="Table1.B9" table:number-columns-spanned="2" office:value-type="float" office:value="1">
            <text:p text:style-name="P9">1</text:p>
          </table:table-cell>
          <table:covered-table-cell/>
          <table:table-cell table:style-name="Table1.B9" office:value-type="float" office:value="6">
            <text:p text:style-name="P9">6</text:p>
          </table:table-cell>
          <table:table-cell table:style-name="Table1.B9" office:value-type="float" office:value="1">
            <text:p text:style-name="P9">1</text:p>
          </table:table-cell>
        </table:table-row>
        <table:table-row table:style-name="Table1.1">
          <table:table-cell table:style-name="Table1.A9" office:value-type="string">
            <text:p text:style-name="P10">Wersja 2</text:p>
          </table:table-cell>
          <table:table-cell table:style-name="Table1.B9" office:value-type="float" office:value="22">
            <text:p text:style-name="P9">22</text:p>
          </table:table-cell>
          <table:table-cell table:style-name="Table1.B9" table:number-columns-spanned="2" office:value-type="float" office:value="22">
            <text:p text:style-name="P9">22</text:p>
          </table:table-cell>
          <table:covered-table-cell/>
          <table:table-cell table:style-name="Table1.B9" office:value-type="float" office:value="24">
            <text:p text:style-name="P9">24</text:p>
          </table:table-cell>
          <table:table-cell table:style-name="Table1.B9" office:value-type="float" office:value="20">
            <text:p text:style-name="P9">20</text:p>
          </table:table-cell>
        </table:table-row>
        <table:table-row table:style-name="Table1.1">
          <table:table-cell table:style-name="Table1.A9" office:value-type="string">
            <text:p text:style-name="P10">Wersja 3</text:p>
          </table:table-cell>
          <table:table-cell table:style-name="Table1.B9" office:value-type="float" office:value="15">
            <text:p text:style-name="P9">15</text:p>
          </table:table-cell>
          <table:table-cell table:style-name="Table1.B9" table:number-columns-spanned="2" office:value-type="float" office:value="52">
            <text:p text:style-name="P9">52</text:p>
          </table:table-cell>
          <table:covered-table-cell/>
          <table:table-cell table:style-name="Table1.B9" office:value-type="float" office:value="27">
            <text:p text:style-name="P9">27</text:p>
          </table:table-cell>
          <table:table-cell table:style-name="Table1.B9" office:value-type="float" office:value="23">
            <text:p text:style-name="P9">23</text:p>
          </table:table-cell>
        </table:table-row>
        <table:table-row table:style-name="Table1.1">
          <table:table-cell table:style-name="Table1.A2" table:number-columns-spanned="6" office:value-type="string">
            <text:p text:style-name="P11">50 000 elementów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3" office:value-type="string">
            <text:p text:style-name="P11">Insertion Sort: <text:span text:style-name="T1">495</text:span></text:p>
          </table:table-cell>
          <table:covered-table-cell/>
          <table:covered-table-cell/>
          <table:table-cell table:style-name="Table1.A2" table:number-columns-spanned="3" office:value-type="string">
            <text:p text:style-name="P11">Bubble Sort: <text:span text:style-name="T1">3263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0">Wersja 1</text:p>
          </table:table-cell>
          <table:table-cell table:style-name="Table1.B4" office:value-type="float" office:value="6">
            <text:p text:style-name="P9">6</text:p>
          </table:table-cell>
          <table:table-cell table:style-name="Table1.B4" table:number-columns-spanned="2" office:value-type="float" office:value="6">
            <text:p text:style-name="P9">6</text:p>
          </table:table-cell>
          <table:covered-table-cell/>
          <table:table-cell table:style-name="Table1.B4" office:value-type="float" office:value="11">
            <text:p text:style-name="P9">11</text:p>
          </table:table-cell>
          <table:table-cell table:style-name="Table1.B4" office:value-type="float" office:value="6">
            <text:p text:style-name="P9">6</text:p>
          </table:table-cell>
        </table:table-row>
        <table:table-row table:style-name="Table1.1">
          <table:table-cell table:style-name="Table1.A2" office:value-type="string">
            <text:p text:style-name="P10">Wersja 2</text:p>
          </table:table-cell>
          <table:table-cell table:style-name="Table1.B4" office:value-type="float" office:value="406">
            <text:p text:style-name="P9">406</text:p>
          </table:table-cell>
          <table:table-cell table:style-name="Table1.B4" table:number-columns-spanned="2" office:value-type="float" office:value="396">
            <text:p text:style-name="P9">396</text:p>
          </table:table-cell>
          <table:covered-table-cell/>
          <table:table-cell table:style-name="Table1.B4" office:value-type="float" office:value="399">
            <text:p text:style-name="P9">399</text:p>
          </table:table-cell>
          <table:table-cell table:style-name="Table1.B4" office:value-type="float" office:value="415">
            <text:p text:style-name="P9">415</text:p>
          </table:table-cell>
        </table:table-row>
        <table:table-row table:style-name="Table1.1">
          <table:table-cell table:style-name="Table1.A2" office:value-type="string">
            <text:p text:style-name="P10">Wersja 3</text:p>
          </table:table-cell>
          <table:table-cell table:style-name="Table1.B4" office:value-type="float" office:value="303">
            <text:p text:style-name="P9">303</text:p>
          </table:table-cell>
          <table:table-cell table:style-name="Table1.B4" table:number-columns-spanned="2" office:value-type="float" office:value="1036">
            <text:p text:style-name="P9">1036</text:p>
          </table:table-cell>
          <table:covered-table-cell/>
          <table:table-cell table:style-name="Table1.B4" office:value-type="float" office:value="516">
            <text:p text:style-name="P9">516</text:p>
          </table:table-cell>
          <table:table-cell table:style-name="Table1.B4" office:value-type="float" office:value="484">
            <text:p text:style-name="P9">484</text:p>
          </table:table-cell>
        </table:table-row>
        <table:table-row table:style-name="Table1.1">
          <table:table-cell table:style-name="Table1.A7" table:number-columns-spanned="6" office:value-type="string">
            <text:p text:style-name="P11">100 000 elementów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8" table:number-columns-spanned="3" office:value-type="string">
            <text:p text:style-name="P11">Insertion Sort: <text:span text:style-name="T1">1946</text:span></text:p>
          </table:table-cell>
          <table:covered-table-cell/>
          <table:covered-table-cell/>
          <table:table-cell table:style-name="Table1.D18" table:number-columns-spanned="3" office:value-type="string">
            <text:p text:style-name="P11">Bubble Sort: <text:span text:style-name="T1">13035</text:span></text:p>
          </table:table-cell>
          <table:covered-table-cell/>
          <table:covered-table-cell/>
        </table:table-row>
        <table:table-row table:style-name="Table1.1">
          <table:table-cell table:style-name="Table1.A9" office:value-type="string">
            <text:p text:style-name="P10">Wersja 1</text:p>
          </table:table-cell>
          <table:table-cell table:style-name="Table1.B9" office:value-type="float" office:value="14">
            <text:p text:style-name="P9">14</text:p>
          </table:table-cell>
          <table:table-cell table:style-name="Table1.B9" table:number-columns-spanned="2" office:value-type="float" office:value="14">
            <text:p text:style-name="P9">14</text:p>
          </table:table-cell>
          <table:covered-table-cell/>
          <table:table-cell table:style-name="Table1.B9" office:value-type="float" office:value="25">
            <text:p text:style-name="P9">25</text:p>
          </table:table-cell>
          <table:table-cell table:style-name="Table1.B9" office:value-type="float" office:value="15">
            <text:p text:style-name="P9">15</text:p>
          </table:table-cell>
        </table:table-row>
        <table:table-row table:style-name="Table1.1">
          <table:table-cell table:style-name="Table1.A9" office:value-type="string">
            <text:p text:style-name="P10">Wersja 2</text:p>
          </table:table-cell>
          <table:table-cell table:style-name="Table1.B9" office:value-type="float" office:value="1605">
            <text:p text:style-name="P9">1605</text:p>
          </table:table-cell>
          <table:table-cell table:style-name="Table1.B9" table:number-columns-spanned="2" office:value-type="float" office:value="1612">
            <text:p text:style-name="P9">1612</text:p>
          </table:table-cell>
          <table:covered-table-cell/>
          <table:table-cell table:style-name="Table1.B9" office:value-type="float" office:value="1611">
            <text:p text:style-name="P9">1611</text:p>
          </table:table-cell>
          <table:table-cell table:style-name="Table1.B9" office:value-type="float" office:value="1586">
            <text:p text:style-name="P9">1586</text:p>
          </table:table-cell>
        </table:table-row>
        <table:table-row table:style-name="Table1.1">
          <table:table-cell table:style-name="Table1.A21" office:value-type="string">
            <text:p text:style-name="P10">Wersja 3</text:p>
          </table:table-cell>
          <table:table-cell table:style-name="Table1.B21" office:value-type="float" office:value="1292">
            <text:p text:style-name="P9">1292</text:p>
          </table:table-cell>
          <table:table-cell table:style-name="Table1.B21" table:number-columns-spanned="2" office:value-type="float" office:value="4443">
            <text:p text:style-name="P9">4443</text:p>
          </table:table-cell>
          <table:covered-table-cell/>
          <table:table-cell table:style-name="Table1.B21" office:value-type="float" office:value="2181">
            <text:p text:style-name="P9">2181</text:p>
          </table:table-cell>
          <table:table-cell table:style-name="Table1.B21" office:value-type="float" office:value="2018">
            <text:p text:style-name="P9">2018</text:p>
          </table:table-cell>
        </table:table-row>
      </table:table>
      <text:p text:style-name="P3">Wszystkie wartości podane są w [ms].</text:p>
      <text:p text:style-name="P14">3. Wykresy</text:p>
      <text:p text:style-name="P14"/>
      <text:p text:style-name="P3"/>
      <text:p text:style-name="P3"><draw:frame draw:style-name="fr1" draw:name="Object3" text:anchor-type="char" svg:x="0.766cm" svg:y="0.381cm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draw:frame draw:style-name="fr1" draw:name="Object1" text:anchor-type="char" svg:x="0.501cm" svg:y="9.197cm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text:soft-page-break/></text:p>
      <text:p text:style-name="P3"/>
      <text:p text:style-name="P3"/>
      <text:p text:style-name="P3"><draw:frame draw:style-name="fr1" draw:name="Object2" text:anchor-type="char" svg:x="0.563cm" svg:y="8.733cm" svg:width="15.983cm" svg:height="8.998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1" draw:name="Object4" text:anchor-type="char" svg:x="0.633cm" svg:y="-0.826cm" svg:width="15.998cm" svg:height="8.999cm" draw:z-index="3"><draw:object xlink:href="./Object 4" xlink:type="simple" xlink:show="embed" xlink:actuate="onLoad"/><draw:image xlink:href="./ObjectReplacements/Object 4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4">Na wykresach pominąłem działanie czystych algorytmów InsertionSort i BubbleSort</text:p>
      <text:p text:style-name="P4"/>
      <text:p text:style-name="P15">4. Wnioski</text:p>
      <text:p text:style-name="P4"/>
      <text:p text:style-name="P4">Po przeprowadzeniu tego eksperymentu możemy wysunąć następujące wnioski:</text:p>
      <text:p text:style-name="P4">Nasz ShellSort znacząco przyśpiesza sortowanie dla obu implementacji: InsertionSort i BubbleSort.</text:p>
      <text:p text:style-name="P4">Oczywiście ze względu na to, że BubbleSort na ogół jest wolniejszym algorytmem niż InsertionSort, to jego implementacja w dalszym ciągu wychodzi gorzej, niż dla InsertionSort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List_20_Shaded.1" style:display-name="Simple List Shaded.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1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1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1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36:00.730759557</meta:creation-date>
    <dc:date>2023-05-18T12:41:32.892619602</dc:date>
    <meta:editing-duration>PT53M15S</meta:editing-duration>
    <meta:editing-cycles>6</meta:editing-cycles>
    <meta:generator>LibreOffice/7.5.3.2$Linux_X86_64 LibreOffice_project/50$Build-2</meta:generator>
    <meta:document-statistic meta:table-count="1" meta:image-count="0" meta:object-count="4" meta:page-count="3" meta:paragraph-count="92" meta:word-count="251" meta:character-count="1485" meta:non-whitespace-character-count="132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249cm" svg:y="0.315cm" chart:style-name="ch2">
          <text:p>5 000 elementow</text:p>
        </chart:title>
        <chart:legend chart:legend-position="end" svg:x="14cm" svg:y="3.702cm" style:legend-expansion="high" chart:style-name="ch3"/>
        <chart:plot-area chart:style-name="ch4" chart:data-source-has-labels="both" svg:x="1.33cm" svg:y="1.273cm" svg:width="12.351cm" svg:height="6.566cm">
          <chart:coordinate-region svg:x="1.951cm" svg:y="1.472cm" svg:width="11.73cm" svg:height="5.72cm"/>
          <chart:axis chart:dimension="x" chart:name="primary-x" chart:style-name="ch5" chartooo:axis-type="auto">
            <chartooo:date-scale/>
            <chart:title svg:x="7.064cm" svg:y="8.018cm" chart:style-name="ch6">
              <text:p>Ciagi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5.473cm" chart:style-name="ch8">
              <text:p>Czas w [ms]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ag A</text:p>
              </table:table-cell>
              <table:table-cell office:value-type="string">
                <text:p>Ciag B</text:p>
              </table:table-cell>
              <table:table-cell office:value-type="string">
                <text:p>Ciag C</text:p>
              </table:table-cell>
              <table:table-cell office:value-type="string">
                <text:p>Ciag D</text:p>
              </table:table-cell>
            </table:table-row>
          </table:table-header-rows>
          <table:table-rows>
            <table:table-row>
              <table:table-cell office:value-type="string">
                <text:p>Wersja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rsja2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Wersja3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97cm" xlink:href="." xlink:type="simple" chart:class="chart:bar" chart:style-name="ch1">
        <chart:title svg:x="6.122cm" svg:y="0.315cm" chart:style-name="ch2">
          <text:p>10 000 elementow</text:p>
        </chart:title>
        <chart:legend chart:legend-position="end" svg:x="13.983cm" svg:y="3.701cm" style:legend-expansion="high" chart:style-name="ch3"/>
        <chart:plot-area chart:style-name="ch4" chart:data-source-has-labels="both" svg:x="1.33cm" svg:y="1.273cm" svg:width="12.334cm" svg:height="6.564cm">
          <chart:coordinate-region svg:x="1.951cm" svg:y="1.472cm" svg:width="11.713cm" svg:height="5.718cm"/>
          <chart:axis chart:dimension="x" chart:name="primary-x" chart:style-name="ch5" chartooo:axis-type="auto">
            <chartooo:date-scale/>
            <chart:title svg:x="7.056cm" svg:y="8.016cm" chart:style-name="ch6">
              <text:p>Ciagi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5.472cm" chart:style-name="ch8">
              <text:p>Czas w [ms]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ag A</text:p>
              </table:table-cell>
              <table:table-cell office:value-type="string">
                <text:p>Ciag B</text:p>
              </table:table-cell>
              <table:table-cell office:value-type="string">
                <text:p>Ciag C</text:p>
              </table:table-cell>
              <table:table-cell office:value-type="string">
                <text:p>Ciag D</text:p>
              </table:table-cell>
            </table:table-row>
          </table:table-header-rows>
          <table:table-rows>
            <table:table-row>
              <table:table-cell office:value-type="string">
                <text:p>Wersja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rsja2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Wersja3</text:p>
              </table:table-cell>
              <table:table-cell office:value-type="float" office:value="15">
                <text:p>15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title svg:x="6.13cm" svg:y="0.315cm" chart:style-name="ch2">
          <text:p>50 000 elementow</text:p>
        </chart:title>
        <chart:legend chart:legend-position="end" svg:x="14cm" svg:y="3.702cm" style:legend-expansion="high" chart:style-name="ch3"/>
        <chart:plot-area chart:style-name="ch4" chart:data-source-has-labels="both" svg:x="1.33cm" svg:y="1.273cm" svg:width="12.351cm" svg:height="6.566cm">
          <chart:coordinate-region svg:x="2.322cm" svg:y="1.472cm" svg:width="11.359cm" svg:height="5.72cm"/>
          <chart:axis chart:dimension="x" chart:name="primary-x" chart:style-name="ch5" chartooo:axis-type="auto">
            <chartooo:date-scale/>
            <chart:title svg:x="7.064cm" svg:y="8.018cm" chart:style-name="ch6">
              <text:p>Ciagi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5.473cm" chart:style-name="ch8">
              <text:p>Czas w [ms]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ag A</text:p>
              </table:table-cell>
              <table:table-cell office:value-type="string">
                <text:p>Ciag B</text:p>
              </table:table-cell>
              <table:table-cell office:value-type="string">
                <text:p>Ciag C</text:p>
              </table:table-cell>
              <table:table-cell office:value-type="string">
                <text:p>Ciag D</text:p>
              </table:table-cell>
            </table:table-row>
          </table:table-header-rows>
          <table:table-rows>
            <table:table-row>
              <table:table-cell office:value-type="string">
                <text:p>Wersja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Wersja2</text:p>
              </table:table-cell>
              <table:table-cell office:value-type="float" office:value="406">
                <text:p>406</text:p>
              </table:table-cell>
              <table:table-cell office:value-type="float" office:value="396">
                <text:p>396</text:p>
              </table:table-cell>
              <table:table-cell office:value-type="float" office:value="399">
                <text:p>399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Wersja3</text:p>
              </table:table-cell>
              <table:table-cell office:value-type="float" office:value="303">
                <text:p>303</text:p>
              </table:table-cell>
              <table:table-cell office:value-type="float" office:value="1036">
                <text:p>1036</text:p>
              </table:table-cell>
              <table:table-cell office:value-type="float" office:value="516">
                <text:p>516</text:p>
              </table:table-cell>
              <table:table-cell office:value-type="float" office:value="484">
                <text:p>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6.011cm" svg:y="0.315cm" chart:style-name="ch2">
          <text:p>100 000 elementow</text:p>
        </chart:title>
        <chart:legend chart:legend-position="end" svg:x="13.999cm" svg:y="3.702cm" style:legend-expansion="high" chart:style-name="ch3"/>
        <chart:plot-area chart:style-name="ch4" chart:data-source-has-labels="both" svg:x="1.33cm" svg:y="1.273cm" svg:width="12.35cm" svg:height="6.566cm">
          <chart:coordinate-region svg:x="2.322cm" svg:y="1.472cm" svg:width="11.358cm" svg:height="5.72cm"/>
          <chart:axis chart:dimension="x" chart:name="primary-x" chart:style-name="ch5" chartooo:axis-type="auto">
            <chartooo:date-scale/>
            <chart:title svg:x="7.064cm" svg:y="8.018cm" chart:style-name="ch6">
              <text:p>Ciagi</text:p>
            </chart:title>
            <chart:categories table:cell-range-address="local-table.$B$1:.$E$1"/>
          </chart:axis>
          <chart:axis chart:dimension="y" chart:name="primary-y" chart:style-name="ch7">
            <chart:title svg:x="0.451cm" svg:y="5.473cm" chart:style-name="ch8">
              <text:p>Czas w [ms]</text:p>
            </chart:title>
            <chart:grid chart:style-name="ch9" chart:class="major"/>
          </chart:axis>
          <chart:series chart:style-name="ch10" chart:values-cell-range-address="local-table.$B$2:.$E$2" chart:label-cell-address="local-table.$A$2" chart:class="chart:bar">
            <chart:data-point chart:repeated="4"/>
          </chart:series>
          <chart:series chart:style-name="ch11" chart:values-cell-range-address="local-table.$B$3:.$E$3" chart:label-cell-address="local-table.$A$3" chart:class="chart:bar">
            <chart:data-point chart:repeated="4"/>
          </chart:series>
          <chart:series chart:style-name="ch12" chart:values-cell-range-address="local-table.$B$4:.$E$4" chart:label-cell-address="local-table.$A$4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iag A</text:p>
              </table:table-cell>
              <table:table-cell office:value-type="string">
                <text:p>Ciag B</text:p>
              </table:table-cell>
              <table:table-cell office:value-type="string">
                <text:p>Ciag C</text:p>
              </table:table-cell>
              <table:table-cell office:value-type="string">
                <text:p>Ciag D</text:p>
              </table:table-cell>
            </table:table-row>
          </table:table-header-rows>
          <table:table-rows>
            <table:table-row>
              <table:table-cell office:value-type="string">
                <text:p>Wersja1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Wersja2</text:p>
              </table:table-cell>
              <table:table-cell office:value-type="float" office:value="1605">
                <text:p>1605</text:p>
              </table:table-cell>
              <table:table-cell office:value-type="float" office:value="1612">
                <text:p>1612</text:p>
              </table:table-cell>
              <table:table-cell office:value-type="float" office:value="1611">
                <text:p>1611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Wersja3</text:p>
              </table:table-cell>
              <table:table-cell office:value-type="float" office:value="1292">
                <text:p>1292</text:p>
              </table:table-cell>
              <table:table-cell office:value-type="float" office:value="4443">
                <text:p>4443</text:p>
              </table:table-cell>
              <table:table-cell office:value-type="float" office:value="2181">
                <text:p>2181</text:p>
              </table:table-cell>
              <table:table-cell office:value-type="float" office:value="2018">
                <text:p>20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